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Calibri" svg:font-family="Calibri" style:font-family-generic="swiss" style:font-pitch="variable" svg:panose-1="2 15 5 2 2 2 4 3 2 4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T3" style:parent-style-name="SourceText" style:family="text">
      <style:text-properties style:font-name="inherit" fo:color="#303336" fo:font-size="9.5pt" style:font-size-asian="9.5pt" fo:background-color="#EFF0F1"/>
    </style:style>
    <style:style style:name="P4" style:parent-style-name="Normal" style:family="paragraph">
      <style:text-properties fo:font-weight="bold" style:font-weight-asian="bold"/>
    </style:style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Normal" style:family="paragraph">
      <style:text-properties fo:font-weight="bold" style:font-weight-asian="bold"/>
    </style:style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P10" style:parent-style-name="Standard" style:list-style-name="LFO1" style:family="paragraph"/>
  </office:automatic-styles>
  <office:body>
    <office:text text:use-soft-page-breaks="true">
      <text:p text:style-name="P1">GIT HELP</text:p>
      <text:p text:style-name="Standard"/>
      <text:p text:style-name="Standard"/>
      <text:p text:style-name="P2">Checkout a tag:</text:p>
      <text:p text:style-name="PreformattedText"><text:span text:style-name="T3">git checkout tags/&lt;tag_name&gt;</text:span></text:p>
      <text:p text:style-name="PreformattedText"/>
      <text:p text:style-name="P4">Create a tag:</text:p>
      <text:list text:style-name="LFO2" text:continue-numbering="true">
        <text:list-item>
          <text:p text:style-name="P5">git tag &lt;tag-name&gt;</text:p>
        </text:list-item>
        <text:list-item>
          <text:p text:style-name="P6">git push –tags</text:p>
        </text:list-item>
      </text:list>
      <text:p text:style-name="P7">Delete a tag:</text:p>
      <text:list text:style-name="LFO3" text:continue-numbering="true">
        <text:list-item>
          <text:p text:style-name="P8">git tag -d &lt;tag-name&gt;</text:p>
        </text:list-item>
        <text:list-item>
          <text:p text:style-name="P9">git push origin :refs/tags/&lt;tag-name&gt;</text:p>
        </text:list-item>
      </text:list>
      <text:list text:style-name="LFO1" text:continue-numbering="true">
        <text:list-item>
          <text:p text:style-name="P10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Calibri" svg:font-family="Calibri" style:font-family-generic="swiss" style:font-pitch="variable" svg:panose-1="2 15 5 2 2 2 4 3 2 4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Courier New" style:font-name-asian="MS PGothic" style:font-name-complex="Courier New"/>
    </style:style>
    <style:style style:name="ListParagraph" style:display-name="List Paragraph" style:family="paragraph" style:parent-style-name="Normal">
      <style:paragraph-properties fo:widows="2" fo:orphans="2"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n" fo:country="IN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hijit Sarkhel</dc:creator>
    <meta:creation-date>2009-04-16T11:32:00Z</meta:creation-date>
    <dc:date>2018-10-11T15:41:00Z</dc:date>
    <meta:template xlink:href="Normal.dotm" xlink:type="simple"/>
    <meta:editing-cycles>4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6" meta:character-count="179" meta:row-count="1" meta:non-whitespace-character-count="154"/>
  </office:meta>
</office:document-meta>
</file>